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ff" draw:opacity="0%" draw:textarea-horizontal-align="justify" draw:textarea-vertical-align="middle" draw:auto-grow-height="false" draw:shadow-opacity="0%"/>
    </style:style>
    <style:style style:name="gr2" style:family="graphic" style:parent-style-name="standard">
      <style:graphic-properties draw:fill-color="#ffffff" draw:opacity="0%" draw:textarea-horizontal-align="justify" draw:textarea-vertical-align="middle" draw:auto-grow-height="false" draw:shadow-opacity="0%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5.2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dash" draw:stroke-dash="Ultrafine_20_Dashed" draw:fill-color="#ffffff" draw:opacity="0%" draw:textarea-horizontal-align="justify" draw:textarea-vertical-align="middle" draw:auto-grow-height="false" draw:shadow-opacity="0%"/>
    </style:style>
    <style:style style:name="gr8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6.38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905cm" svg:height="1.27cm" svg:x="3.694cm" svg:y="14.33cm">
          <text:p text:style-name="P1"><text:span text:style-name="T1">sav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297cm" svg:height="5.873cm" svg:x="21.663cm" svg:y="7.3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749cm" svg:height="0.922cm" svg:x="22.048cm" svg:y="6.875cm">
          <text:p text:style-name="P1">Arra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297cm" svg:height="6.08cm" svg:x="11.528cm" svg:y="12.23cm">
          <text:p text:style-name="P1">SciDB-</text:p>
          <text:p text:style-name="P1">proprietary</text:p>
          <text:p text:style-name="P1">binary file </text:p>
          <text:p text:style-name="P1">fully </text:p>
          <text:p text:style-name="P1">describing </text:p>
          <text:p text:style-name="P1">any SciDB </text:p>
          <text:p text:style-name="P1">array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33cm" svg:height="0.922cm" svg:x="11.737cm" svg:y="11.657cm">
          <text:p text:style-name="P1">File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5.825cm" svg:y1="15.006cm" svg:x2="21.695cm" svg:y2="15.006cm">
          <text:p/>
        </draw:line>
        <draw:line draw:style-name="gr4" draw:text-style-name="P1" draw:layer="layout" svg:x1="5.599cm" svg:y1="14.927cm" svg:x2="11.528cm" svg:y2="14.927cm">
          <text:p/>
        </draw:line>
        <draw:frame draw:style-name="gr5" draw:layer="layout" svg:width="5.715cm" svg:height="1.673cm" svg:x="5.91cm" svg:y="3.158cm">
          <draw:text-box>
            <text:p>inside one SciDB</text:p>
            <text:p>installation</text:p>
          </draw:text-box>
        </draw:frame>
        <draw:frame draw:style-name="gr6" draw:layer="layout" svg:width="2.542cm" svg:height="1.673cm" svg:x="12.508cm" svg:y="8.325cm">
          <draw:text-box>
            <text:p>outside</text:p>
            <text:p>SciDB</text:p>
          </draw:text-box>
        </draw:frame>
        <draw:custom-shape draw:style-name="gr7" draw:text-style-name="P1" draw:layer="layout" svg:width="25.76cm" svg:height="16.51cm" svg:x="1.18cm" svg:y="2.1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198cm" svg:height="0.922cm" svg:x="1.902cm" svg:y="1.689cm">
          <text:p text:style-name="P1"><text:span text:style-name="T2">Opaque Load Technique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4.761cm" svg:y1="2.165cm" svg:x2="20.846cm" svg:y2="18.675cm">
          <text:p/>
        </draw:line>
        <draw:g>
          <draw:line draw:style-name="gr9" draw:text-style-name="P1" draw:layer="layout" svg:x1="23.335cm" svg:y1="9.494cm" svg:x2="23.583cm" svg:y2="9.261cm">
            <text:p/>
          </draw:line>
          <draw:line draw:style-name="gr9" draw:text-style-name="P1" draw:layer="layout" svg:x1="23.583cm" svg:y1="9.261cm" svg:x2="24.108cm" svg:y2="9.261cm">
            <text:p/>
          </draw:line>
          <draw:line draw:style-name="gr9" draw:text-style-name="P1" draw:layer="layout" svg:x1="24.108cm" svg:y1="9.894cm" svg:x2="24.107cm" svg:y2="9.261cm">
            <text:p/>
          </draw:line>
          <draw:line draw:style-name="gr9" draw:text-style-name="P1" draw:layer="layout" svg:x1="23.859cm" svg:y1="9.494cm" svg:x2="24.107cm" svg:y2="9.261cm">
            <text:p/>
          </draw:line>
          <draw:line draw:style-name="gr9" draw:text-style-name="P1" draw:layer="layout" svg:x1="23.859cm" svg:y1="10.126cm" svg:x2="24.107cm" svg:y2="9.893cm">
            <text:p/>
          </draw:line>
          <draw:line draw:style-name="gr9" draw:text-style-name="P1" draw:layer="layout" svg:x1="22.813cm" svg:y1="9.494cm" svg:x2="23.061cm" svg:y2="9.261cm">
            <text:p/>
          </draw:line>
          <draw:line draw:style-name="gr9" draw:text-style-name="P1" draw:layer="layout" svg:x1="23.06cm" svg:y1="9.261cm" svg:x2="23.585cm" svg:y2="9.261cm">
            <text:p/>
          </draw:line>
          <draw:line draw:style-name="gr9" draw:text-style-name="P1" draw:layer="layout" svg:x1="22.29cm" svg:y1="9.494cm" svg:x2="22.538cm" svg:y2="9.261cm">
            <text:p/>
          </draw:line>
          <draw:line draw:style-name="gr9" draw:text-style-name="P1" draw:layer="layout" svg:x1="22.537cm" svg:y1="9.261cm" svg:x2="23.062cm" svg:y2="9.261cm">
            <text:p/>
          </draw:line>
          <draw:line draw:style-name="gr9" draw:text-style-name="P1" draw:layer="layout" svg:x1="24.108cm" svg:y1="10.526cm" svg:x2="24.107cm" svg:y2="9.893cm">
            <text:p/>
          </draw:line>
          <draw:line draw:style-name="gr9" draw:text-style-name="P1" draw:layer="layout" svg:x1="23.859cm" svg:y1="10.757cm" svg:x2="24.107cm" svg:y2="10.524cm">
            <text:p/>
          </draw:line>
          <draw:line draw:style-name="gr9" draw:text-style-name="P1" draw:layer="layout" svg:x1="24.108cm" svg:y1="11.157cm" svg:x2="24.107cm" svg:y2="10.524cm">
            <text:p/>
          </draw:line>
          <draw:line draw:style-name="gr9" draw:text-style-name="P1" draw:layer="layout" svg:x1="23.859cm" svg:y1="11.389cm" svg:x2="24.107cm" svg:y2="11.156cm">
            <text:p/>
          </draw:line>
          <draw:line draw:style-name="gr9" draw:text-style-name="P1" draw:layer="layout" svg:x1="24.108cm" svg:y1="11.789cm" svg:x2="24.107cm" svg:y2="11.156cm">
            <text:p/>
          </draw:line>
          <draw:line draw:style-name="gr9" draw:text-style-name="P1" draw:layer="layout" svg:x1="23.859cm" svg:y1="12.021cm" svg:x2="24.107cm" svg:y2="11.788cm">
            <text:p/>
          </draw:line>
          <draw:custom-shape draw:style-name="gr10" draw:text-style-name="P1" draw:layer="layout" svg:width="0.525cm" svg:height="0.634cm" svg:x="23.33cm" svg:y="9.49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0.525cm" svg:height="0.632cm" svg:x="22.808cm" svg:y="9.492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0.525cm" svg:height="0.632cm" svg:x="22.285cm" svg:y="9.492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0.525cm" svg:height="0.633cm" svg:x="23.331cm" svg:y="10.12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0.525cm" svg:height="0.634cm" svg:x="22.808cm" svg:y="10.12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0.525cm" svg:height="0.634cm" svg:x="22.285cm" svg:y="10.12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0.525cm" svg:height="0.632cm" svg:x="23.331cm" svg:y="10.75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0.525cm" svg:height="0.632cm" svg:x="22.808cm" svg:y="10.75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0.525cm" svg:height="0.632cm" svg:x="22.285cm" svg:y="10.75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0.525cm" svg:height="0.634cm" svg:x="23.331cm" svg:y="11.387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0.525cm" svg:height="0.634cm" svg:x="22.808cm" svg:y="11.387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0.525cm" svg:height="0.633cm" svg:x="22.286cm" svg:y="11.388cm">
            <text:p/>
            <draw:enhanced-geometry svg:viewBox="0 0 21600 21600" draw:type="rectangle" draw:enhanced-path="M 0 0 L 21600 0 21600 21600 0 21600 0 0 Z N"/>
          </draw:custom-shape>
          <draw:line draw:style-name="gr9" draw:text-style-name="P1" draw:layer="layout" svg:x1="23.583cm" svg:y1="9.261cm" svg:x2="23.831cm" svg:y2="9.028cm">
            <text:p/>
          </draw:line>
          <draw:line draw:style-name="gr9" draw:text-style-name="P1" draw:layer="layout" svg:x1="23.831cm" svg:y1="9.028cm" svg:x2="24.356cm" svg:y2="9.028cm">
            <text:p/>
          </draw:line>
          <draw:line draw:style-name="gr9" draw:text-style-name="P1" draw:layer="layout" svg:x1="24.356cm" svg:y1="9.661cm" svg:x2="24.355cm" svg:y2="9.028cm">
            <text:p/>
          </draw:line>
          <draw:line draw:style-name="gr9" draw:text-style-name="P1" draw:layer="layout" svg:x1="24.107cm" svg:y1="9.261cm" svg:x2="24.355cm" svg:y2="9.028cm">
            <text:p/>
          </draw:line>
          <draw:line draw:style-name="gr9" draw:text-style-name="P1" draw:layer="layout" svg:x1="24.107cm" svg:y1="9.893cm" svg:x2="24.355cm" svg:y2="9.66cm">
            <text:p/>
          </draw:line>
          <draw:line draw:style-name="gr9" draw:text-style-name="P1" draw:layer="layout" svg:x1="23.061cm" svg:y1="9.261cm" svg:x2="23.309cm" svg:y2="9.028cm">
            <text:p/>
          </draw:line>
          <draw:line draw:style-name="gr9" draw:text-style-name="P1" draw:layer="layout" svg:x1="23.308cm" svg:y1="9.028cm" svg:x2="23.833cm" svg:y2="9.028cm">
            <text:p/>
          </draw:line>
          <draw:line draw:style-name="gr9" draw:text-style-name="P1" draw:layer="layout" svg:x1="22.538cm" svg:y1="9.261cm" svg:x2="22.786cm" svg:y2="9.028cm">
            <text:p/>
          </draw:line>
          <draw:line draw:style-name="gr9" draw:text-style-name="P1" draw:layer="layout" svg:x1="22.786cm" svg:y1="9.028cm" svg:x2="23.311cm" svg:y2="9.028cm">
            <text:p/>
          </draw:line>
          <draw:line draw:style-name="gr9" draw:text-style-name="P1" draw:layer="layout" svg:x1="24.356cm" svg:y1="10.293cm" svg:x2="24.355cm" svg:y2="9.66cm">
            <text:p/>
          </draw:line>
          <draw:line draw:style-name="gr9" draw:text-style-name="P1" draw:layer="layout" svg:x1="24.107cm" svg:y1="10.525cm" svg:x2="24.355cm" svg:y2="10.292cm">
            <text:p/>
          </draw:line>
          <draw:line draw:style-name="gr9" draw:text-style-name="P1" draw:layer="layout" svg:x1="24.356cm" svg:y1="10.925cm" svg:x2="24.355cm" svg:y2="10.292cm">
            <text:p/>
          </draw:line>
          <draw:line draw:style-name="gr9" draw:text-style-name="P1" draw:layer="layout" svg:x1="24.107cm" svg:y1="11.156cm" svg:x2="24.355cm" svg:y2="10.923cm">
            <text:p/>
          </draw:line>
          <draw:line draw:style-name="gr9" draw:text-style-name="P1" draw:layer="layout" svg:x1="24.357cm" svg:y1="11.556cm" svg:x2="24.356cm" svg:y2="10.923cm">
            <text:p/>
          </draw:line>
          <draw:line draw:style-name="gr9" draw:text-style-name="P1" draw:layer="layout" svg:x1="24.107cm" svg:y1="11.788cm" svg:x2="24.355cm" svg:y2="11.555cm">
            <text:p/>
          </draw:line>
          <draw:line draw:style-name="gr9" draw:text-style-name="P1" draw:layer="layout" svg:x1="23.831cm" svg:y1="9.028cm" svg:x2="24.079cm" svg:y2="8.795cm">
            <text:p/>
          </draw:line>
          <draw:line draw:style-name="gr9" draw:text-style-name="P1" draw:layer="layout" svg:x1="24.079cm" svg:y1="8.795cm" svg:x2="24.604cm" svg:y2="8.795cm">
            <text:p/>
          </draw:line>
          <draw:line draw:style-name="gr9" draw:text-style-name="P1" draw:layer="layout" svg:x1="24.603cm" svg:y1="9.428cm" svg:x2="24.602cm" svg:y2="8.795cm">
            <text:p/>
          </draw:line>
          <draw:line draw:style-name="gr9" draw:text-style-name="P1" draw:layer="layout" svg:x1="24.354cm" svg:y1="9.028cm" svg:x2="24.602cm" svg:y2="8.795cm">
            <text:p/>
          </draw:line>
          <draw:line draw:style-name="gr9" draw:text-style-name="P1" draw:layer="layout" svg:x1="24.354cm" svg:y1="9.66cm" svg:x2="24.602cm" svg:y2="9.427cm">
            <text:p/>
          </draw:line>
          <draw:line draw:style-name="gr9" draw:text-style-name="P1" draw:layer="layout" svg:x1="23.308cm" svg:y1="9.028cm" svg:x2="23.556cm" svg:y2="8.795cm">
            <text:p/>
          </draw:line>
          <draw:line draw:style-name="gr9" draw:text-style-name="P1" draw:layer="layout" svg:x1="23.556cm" svg:y1="8.795cm" svg:x2="24.081cm" svg:y2="8.795cm">
            <text:p/>
          </draw:line>
          <draw:line draw:style-name="gr9" draw:text-style-name="P1" draw:layer="layout" svg:x1="22.786cm" svg:y1="9.028cm" svg:x2="23.034cm" svg:y2="8.795cm">
            <text:p/>
          </draw:line>
          <draw:line draw:style-name="gr9" draw:text-style-name="P1" draw:layer="layout" svg:x1="23.033cm" svg:y1="8.795cm" svg:x2="23.558cm" svg:y2="8.795cm">
            <text:p/>
          </draw:line>
          <draw:line draw:style-name="gr9" draw:text-style-name="P1" draw:layer="layout" svg:x1="24.604cm" svg:y1="10.06cm" svg:x2="24.603cm" svg:y2="9.427cm">
            <text:p/>
          </draw:line>
          <draw:line draw:style-name="gr9" draw:text-style-name="P1" draw:layer="layout" svg:x1="24.355cm" svg:y1="10.292cm" svg:x2="24.603cm" svg:y2="10.059cm">
            <text:p/>
          </draw:line>
          <draw:line draw:style-name="gr9" draw:text-style-name="P1" draw:layer="layout" svg:x1="24.604cm" svg:y1="10.692cm" svg:x2="24.603cm" svg:y2="10.059cm">
            <text:p/>
          </draw:line>
          <draw:line draw:style-name="gr9" draw:text-style-name="P1" draw:layer="layout" svg:x1="24.355cm" svg:y1="10.923cm" svg:x2="24.603cm" svg:y2="10.69cm">
            <text:p/>
          </draw:line>
          <draw:line draw:style-name="gr9" draw:text-style-name="P1" draw:layer="layout" svg:x1="24.604cm" svg:y1="11.323cm" svg:x2="24.603cm" svg:y2="10.69cm">
            <text:p/>
          </draw:line>
          <draw:line draw:style-name="gr9" draw:text-style-name="P1" draw:layer="layout" svg:x1="24.355cm" svg:y1="11.555cm" svg:x2="24.603cm" svg:y2="11.322cm">
            <text:p/>
          </draw:line>
          <draw:line draw:style-name="gr9" draw:text-style-name="P1" draw:layer="layout" svg:x1="24.079cm" svg:y1="8.796cm" svg:x2="24.327cm" svg:y2="8.563cm">
            <text:p/>
          </draw:line>
          <draw:line draw:style-name="gr9" draw:text-style-name="P1" draw:layer="layout" svg:x1="24.327cm" svg:y1="8.563cm" svg:x2="24.852cm" svg:y2="8.563cm">
            <text:p/>
          </draw:line>
          <draw:line draw:style-name="gr9" draw:text-style-name="P1" draw:layer="layout" svg:x1="24.851cm" svg:y1="9.196cm" svg:x2="24.85cm" svg:y2="8.563cm">
            <text:p/>
          </draw:line>
          <draw:line draw:style-name="gr9" draw:text-style-name="P1" draw:layer="layout" svg:x1="24.602cm" svg:y1="8.796cm" svg:x2="24.85cm" svg:y2="8.563cm">
            <text:p/>
          </draw:line>
          <draw:line draw:style-name="gr9" draw:text-style-name="P1" draw:layer="layout" svg:x1="24.602cm" svg:y1="9.427cm" svg:x2="24.85cm" svg:y2="9.194cm">
            <text:p/>
          </draw:line>
          <draw:line draw:style-name="gr9" draw:text-style-name="P1" draw:layer="layout" svg:x1="23.556cm" svg:y1="8.796cm" svg:x2="23.804cm" svg:y2="8.563cm">
            <text:p/>
          </draw:line>
          <draw:line draw:style-name="gr9" draw:text-style-name="P1" draw:layer="layout" svg:x1="23.804cm" svg:y1="8.563cm" svg:x2="24.329cm" svg:y2="8.563cm">
            <text:p/>
          </draw:line>
          <draw:line draw:style-name="gr9" draw:text-style-name="P1" draw:layer="layout" svg:x1="23.033cm" svg:y1="8.796cm" svg:x2="23.281cm" svg:y2="8.563cm">
            <text:p/>
          </draw:line>
          <draw:line draw:style-name="gr9" draw:text-style-name="P1" draw:layer="layout" svg:x1="23.281cm" svg:y1="8.563cm" svg:x2="23.806cm" svg:y2="8.563cm">
            <text:p/>
          </draw:line>
          <draw:line draw:style-name="gr9" draw:text-style-name="P1" draw:layer="layout" svg:x1="24.852cm" svg:y1="9.827cm" svg:x2="24.851cm" svg:y2="9.194cm">
            <text:p/>
          </draw:line>
          <draw:line draw:style-name="gr9" draw:text-style-name="P1" draw:layer="layout" svg:x1="24.602cm" svg:y1="10.059cm" svg:x2="24.85cm" svg:y2="9.826cm">
            <text:p/>
          </draw:line>
          <draw:line draw:style-name="gr9" draw:text-style-name="P1" draw:layer="layout" svg:x1="24.852cm" svg:y1="10.459cm" svg:x2="24.851cm" svg:y2="9.826cm">
            <text:p/>
          </draw:line>
          <draw:line draw:style-name="gr9" draw:text-style-name="P1" draw:layer="layout" svg:x1="24.603cm" svg:y1="10.691cm" svg:x2="24.851cm" svg:y2="10.458cm">
            <text:p/>
          </draw:line>
          <draw:line draw:style-name="gr9" draw:text-style-name="P1" draw:layer="layout" svg:x1="24.852cm" svg:y1="11.091cm" svg:x2="24.851cm" svg:y2="10.458cm">
            <text:p/>
          </draw:line>
          <draw:line draw:style-name="gr9" draw:text-style-name="P1" draw:layer="layout" svg:x1="24.603cm" svg:y1="11.322cm" svg:x2="24.851cm" svg:y2="11.089cm">
            <text:p/>
          </draw:line>
          <draw:line draw:style-name="gr9" draw:text-style-name="P1" draw:layer="layout" svg:x1="24.327cm" svg:y1="8.563cm" svg:x2="24.575cm" svg:y2="8.33cm">
            <text:p/>
          </draw:line>
          <draw:line draw:style-name="gr9" draw:text-style-name="P1" draw:layer="layout" svg:x1="24.575cm" svg:y1="8.33cm" svg:x2="25.1cm" svg:y2="8.33cm">
            <text:p/>
          </draw:line>
          <draw:line draw:style-name="gr9" draw:text-style-name="P1" draw:layer="layout" svg:x1="25.099cm" svg:y1="8.963cm" svg:x2="25.098cm" svg:y2="8.33cm">
            <text:p/>
          </draw:line>
          <draw:line draw:style-name="gr9" draw:text-style-name="P1" draw:layer="layout" svg:x1="24.85cm" svg:y1="8.563cm" svg:x2="25.098cm" svg:y2="8.33cm">
            <text:p/>
          </draw:line>
          <draw:line draw:style-name="gr9" draw:text-style-name="P1" draw:layer="layout" svg:x1="24.85cm" svg:y1="9.195cm" svg:x2="25.098cm" svg:y2="8.962cm">
            <text:p/>
          </draw:line>
          <draw:line draw:style-name="gr9" draw:text-style-name="P1" draw:layer="layout" svg:x1="23.804cm" svg:y1="8.563cm" svg:x2="24.052cm" svg:y2="8.33cm">
            <text:p/>
          </draw:line>
          <draw:line draw:style-name="gr9" draw:text-style-name="P1" draw:layer="layout" svg:x1="24.052cm" svg:y1="8.33cm" svg:x2="24.577cm" svg:y2="8.33cm">
            <text:p/>
          </draw:line>
          <draw:line draw:style-name="gr9" draw:text-style-name="P1" draw:layer="layout" svg:x1="23.281cm" svg:y1="8.563cm" svg:x2="23.529cm" svg:y2="8.33cm">
            <text:p/>
          </draw:line>
          <draw:line draw:style-name="gr9" draw:text-style-name="P1" draw:layer="layout" svg:x1="23.529cm" svg:y1="8.33cm" svg:x2="24.054cm" svg:y2="8.33cm">
            <text:p/>
          </draw:line>
          <draw:line draw:style-name="gr9" draw:text-style-name="P1" draw:layer="layout" svg:x1="25.099cm" svg:y1="9.595cm" svg:x2="25.098cm" svg:y2="8.962cm">
            <text:p/>
          </draw:line>
          <draw:line draw:style-name="gr9" draw:text-style-name="P1" draw:layer="layout" svg:x1="24.85cm" svg:y1="9.826cm" svg:x2="25.098cm" svg:y2="9.593cm">
            <text:p/>
          </draw:line>
          <draw:line draw:style-name="gr9" draw:text-style-name="P1" draw:layer="layout" svg:x1="25.1cm" svg:y1="10.226cm" svg:x2="25.099cm" svg:y2="9.593cm">
            <text:p/>
          </draw:line>
          <draw:line draw:style-name="gr9" draw:text-style-name="P1" draw:layer="layout" svg:x1="24.851cm" svg:y1="10.458cm" svg:x2="25.099cm" svg:y2="10.225cm">
            <text:p/>
          </draw:line>
          <draw:line draw:style-name="gr9" draw:text-style-name="P1" draw:layer="layout" svg:x1="25.1cm" svg:y1="10.858cm" svg:x2="25.099cm" svg:y2="10.225cm">
            <text:p/>
          </draw:line>
          <draw:line draw:style-name="gr9" draw:text-style-name="P1" draw:layer="layout" svg:x1="24.851cm" svg:y1="11.09cm" svg:x2="25.099cm" svg:y2="10.857cm">
            <text:p/>
          </draw:line>
        </draw:g>
        <draw:custom-shape draw:style-name="gr2" draw:text-style-name="P1" draw:layer="layout" svg:width="4.297cm" svg:height="5.873cm" svg:x="2.764cm" svg:y="6.96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749cm" svg:height="0.922cm" svg:x="3.149cm" svg:y="6.476cm">
          <text:p text:style-name="P1">Array</text:p>
          <draw:enhanced-geometry svg:viewBox="0 0 21600 21600" draw:type="rectangle" draw:enhanced-path="M 0 0 L 21600 0 21600 21600 0 21600 0 0 Z N"/>
        </draw:custom-shape>
        <draw:g>
          <draw:line draw:style-name="gr9" draw:text-style-name="P1" draw:layer="layout" svg:x1="4.436cm" svg:y1="9.095cm" svg:x2="4.684cm" svg:y2="8.862cm">
            <text:p/>
          </draw:line>
          <draw:line draw:style-name="gr9" draw:text-style-name="P1" draw:layer="layout" svg:x1="4.684cm" svg:y1="8.862cm" svg:x2="5.209cm" svg:y2="8.862cm">
            <text:p/>
          </draw:line>
          <draw:line draw:style-name="gr9" draw:text-style-name="P1" draw:layer="layout" svg:x1="5.209cm" svg:y1="9.495cm" svg:x2="5.208cm" svg:y2="8.862cm">
            <text:p/>
          </draw:line>
          <draw:line draw:style-name="gr9" draw:text-style-name="P1" draw:layer="layout" svg:x1="4.96cm" svg:y1="9.095cm" svg:x2="5.208cm" svg:y2="8.862cm">
            <text:p/>
          </draw:line>
          <draw:line draw:style-name="gr9" draw:text-style-name="P1" draw:layer="layout" svg:x1="4.96cm" svg:y1="9.727cm" svg:x2="5.208cm" svg:y2="9.494cm">
            <text:p/>
          </draw:line>
          <draw:line draw:style-name="gr9" draw:text-style-name="P1" draw:layer="layout" svg:x1="3.914cm" svg:y1="9.095cm" svg:x2="4.162cm" svg:y2="8.862cm">
            <text:p/>
          </draw:line>
          <draw:line draw:style-name="gr9" draw:text-style-name="P1" draw:layer="layout" svg:x1="4.161cm" svg:y1="8.862cm" svg:x2="4.686cm" svg:y2="8.862cm">
            <text:p/>
          </draw:line>
          <draw:line draw:style-name="gr9" draw:text-style-name="P1" draw:layer="layout" svg:x1="3.391cm" svg:y1="9.095cm" svg:x2="3.639cm" svg:y2="8.862cm">
            <text:p/>
          </draw:line>
          <draw:line draw:style-name="gr9" draw:text-style-name="P1" draw:layer="layout" svg:x1="3.638cm" svg:y1="8.862cm" svg:x2="4.163cm" svg:y2="8.862cm">
            <text:p/>
          </draw:line>
          <draw:line draw:style-name="gr9" draw:text-style-name="P1" draw:layer="layout" svg:x1="5.209cm" svg:y1="10.127cm" svg:x2="5.208cm" svg:y2="9.494cm">
            <text:p/>
          </draw:line>
          <draw:line draw:style-name="gr9" draw:text-style-name="P1" draw:layer="layout" svg:x1="4.96cm" svg:y1="10.358cm" svg:x2="5.208cm" svg:y2="10.125cm">
            <text:p/>
          </draw:line>
          <draw:line draw:style-name="gr9" draw:text-style-name="P1" draw:layer="layout" svg:x1="5.209cm" svg:y1="10.758cm" svg:x2="5.208cm" svg:y2="10.125cm">
            <text:p/>
          </draw:line>
          <draw:line draw:style-name="gr9" draw:text-style-name="P1" draw:layer="layout" svg:x1="4.96cm" svg:y1="10.99cm" svg:x2="5.208cm" svg:y2="10.757cm">
            <text:p/>
          </draw:line>
          <draw:line draw:style-name="gr9" draw:text-style-name="P1" draw:layer="layout" svg:x1="5.209cm" svg:y1="11.39cm" svg:x2="5.208cm" svg:y2="10.757cm">
            <text:p/>
          </draw:line>
          <draw:line draw:style-name="gr9" draw:text-style-name="P1" draw:layer="layout" svg:x1="4.96cm" svg:y1="11.622cm" svg:x2="5.208cm" svg:y2="11.389cm">
            <text:p/>
          </draw:line>
          <draw:custom-shape draw:style-name="gr10" draw:text-style-name="P1" draw:layer="layout" svg:width="0.525cm" svg:height="0.634cm" svg:x="4.431cm" svg:y="9.091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0.525cm" svg:height="0.632cm" svg:x="3.909cm" svg:y="9.09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0.525cm" svg:height="0.632cm" svg:x="3.386cm" svg:y="9.09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0.525cm" svg:height="0.633cm" svg:x="4.432cm" svg:y="9.724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0.525cm" svg:height="0.634cm" svg:x="3.909cm" svg:y="9.724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0.525cm" svg:height="0.634cm" svg:x="3.386cm" svg:y="9.724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0.525cm" svg:height="0.632cm" svg:x="4.432cm" svg:y="10.357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0.525cm" svg:height="0.632cm" svg:x="3.909cm" svg:y="10.357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0.525cm" svg:height="0.632cm" svg:x="3.386cm" svg:y="10.357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0.525cm" svg:height="0.634cm" svg:x="4.432cm" svg:y="10.988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0.525cm" svg:height="0.634cm" svg:x="3.909cm" svg:y="10.988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0.525cm" svg:height="0.633cm" svg:x="3.387cm" svg:y="10.989cm">
            <text:p/>
            <draw:enhanced-geometry svg:viewBox="0 0 21600 21600" draw:type="rectangle" draw:enhanced-path="M 0 0 L 21600 0 21600 21600 0 21600 0 0 Z N"/>
          </draw:custom-shape>
          <draw:line draw:style-name="gr9" draw:text-style-name="P1" draw:layer="layout" svg:x1="4.684cm" svg:y1="8.862cm" svg:x2="4.932cm" svg:y2="8.629cm">
            <text:p/>
          </draw:line>
          <draw:line draw:style-name="gr9" draw:text-style-name="P1" draw:layer="layout" svg:x1="4.932cm" svg:y1="8.629cm" svg:x2="5.457cm" svg:y2="8.629cm">
            <text:p/>
          </draw:line>
          <draw:line draw:style-name="gr9" draw:text-style-name="P1" draw:layer="layout" svg:x1="5.457cm" svg:y1="9.262cm" svg:x2="5.456cm" svg:y2="8.629cm">
            <text:p/>
          </draw:line>
          <draw:line draw:style-name="gr9" draw:text-style-name="P1" draw:layer="layout" svg:x1="5.208cm" svg:y1="8.862cm" svg:x2="5.456cm" svg:y2="8.629cm">
            <text:p/>
          </draw:line>
          <draw:line draw:style-name="gr9" draw:text-style-name="P1" draw:layer="layout" svg:x1="5.208cm" svg:y1="9.494cm" svg:x2="5.456cm" svg:y2="9.261cm">
            <text:p/>
          </draw:line>
          <draw:line draw:style-name="gr9" draw:text-style-name="P1" draw:layer="layout" svg:x1="4.162cm" svg:y1="8.862cm" svg:x2="4.41cm" svg:y2="8.629cm">
            <text:p/>
          </draw:line>
          <draw:line draw:style-name="gr9" draw:text-style-name="P1" draw:layer="layout" svg:x1="4.409cm" svg:y1="8.629cm" svg:x2="4.934cm" svg:y2="8.629cm">
            <text:p/>
          </draw:line>
          <draw:line draw:style-name="gr9" draw:text-style-name="P1" draw:layer="layout" svg:x1="3.639cm" svg:y1="8.862cm" svg:x2="3.887cm" svg:y2="8.629cm">
            <text:p/>
          </draw:line>
          <draw:line draw:style-name="gr9" draw:text-style-name="P1" draw:layer="layout" svg:x1="3.887cm" svg:y1="8.629cm" svg:x2="4.412cm" svg:y2="8.629cm">
            <text:p/>
          </draw:line>
          <draw:line draw:style-name="gr9" draw:text-style-name="P1" draw:layer="layout" svg:x1="5.457cm" svg:y1="9.894cm" svg:x2="5.456cm" svg:y2="9.261cm">
            <text:p/>
          </draw:line>
          <draw:line draw:style-name="gr9" draw:text-style-name="P1" draw:layer="layout" svg:x1="5.208cm" svg:y1="10.126cm" svg:x2="5.456cm" svg:y2="9.893cm">
            <text:p/>
          </draw:line>
          <draw:line draw:style-name="gr9" draw:text-style-name="P1" draw:layer="layout" svg:x1="5.457cm" svg:y1="10.526cm" svg:x2="5.456cm" svg:y2="9.893cm">
            <text:p/>
          </draw:line>
          <draw:line draw:style-name="gr9" draw:text-style-name="P1" draw:layer="layout" svg:x1="5.208cm" svg:y1="10.757cm" svg:x2="5.456cm" svg:y2="10.524cm">
            <text:p/>
          </draw:line>
          <draw:line draw:style-name="gr9" draw:text-style-name="P1" draw:layer="layout" svg:x1="5.458cm" svg:y1="11.157cm" svg:x2="5.457cm" svg:y2="10.524cm">
            <text:p/>
          </draw:line>
          <draw:line draw:style-name="gr9" draw:text-style-name="P1" draw:layer="layout" svg:x1="5.208cm" svg:y1="11.389cm" svg:x2="5.456cm" svg:y2="11.156cm">
            <text:p/>
          </draw:line>
          <draw:line draw:style-name="gr9" draw:text-style-name="P1" draw:layer="layout" svg:x1="4.932cm" svg:y1="8.629cm" svg:x2="5.18cm" svg:y2="8.396cm">
            <text:p/>
          </draw:line>
          <draw:line draw:style-name="gr9" draw:text-style-name="P1" draw:layer="layout" svg:x1="5.18cm" svg:y1="8.396cm" svg:x2="5.705cm" svg:y2="8.396cm">
            <text:p/>
          </draw:line>
          <draw:line draw:style-name="gr9" draw:text-style-name="P1" draw:layer="layout" svg:x1="5.704cm" svg:y1="9.029cm" svg:x2="5.703cm" svg:y2="8.396cm">
            <text:p/>
          </draw:line>
          <draw:line draw:style-name="gr9" draw:text-style-name="P1" draw:layer="layout" svg:x1="5.455cm" svg:y1="8.629cm" svg:x2="5.703cm" svg:y2="8.396cm">
            <text:p/>
          </draw:line>
          <draw:line draw:style-name="gr9" draw:text-style-name="P1" draw:layer="layout" svg:x1="5.455cm" svg:y1="9.261cm" svg:x2="5.703cm" svg:y2="9.028cm">
            <text:p/>
          </draw:line>
          <draw:line draw:style-name="gr9" draw:text-style-name="P1" draw:layer="layout" svg:x1="4.409cm" svg:y1="8.629cm" svg:x2="4.657cm" svg:y2="8.396cm">
            <text:p/>
          </draw:line>
          <draw:line draw:style-name="gr9" draw:text-style-name="P1" draw:layer="layout" svg:x1="4.657cm" svg:y1="8.396cm" svg:x2="5.182cm" svg:y2="8.396cm">
            <text:p/>
          </draw:line>
          <draw:line draw:style-name="gr9" draw:text-style-name="P1" draw:layer="layout" svg:x1="3.887cm" svg:y1="8.629cm" svg:x2="4.135cm" svg:y2="8.396cm">
            <text:p/>
          </draw:line>
          <draw:line draw:style-name="gr9" draw:text-style-name="P1" draw:layer="layout" svg:x1="4.134cm" svg:y1="8.396cm" svg:x2="4.659cm" svg:y2="8.396cm">
            <text:p/>
          </draw:line>
          <draw:line draw:style-name="gr9" draw:text-style-name="P1" draw:layer="layout" svg:x1="5.705cm" svg:y1="9.661cm" svg:x2="5.704cm" svg:y2="9.028cm">
            <text:p/>
          </draw:line>
          <draw:line draw:style-name="gr9" draw:text-style-name="P1" draw:layer="layout" svg:x1="5.456cm" svg:y1="9.893cm" svg:x2="5.704cm" svg:y2="9.66cm">
            <text:p/>
          </draw:line>
          <draw:line draw:style-name="gr9" draw:text-style-name="P1" draw:layer="layout" svg:x1="5.705cm" svg:y1="10.293cm" svg:x2="5.704cm" svg:y2="9.66cm">
            <text:p/>
          </draw:line>
          <draw:line draw:style-name="gr9" draw:text-style-name="P1" draw:layer="layout" svg:x1="5.456cm" svg:y1="10.524cm" svg:x2="5.704cm" svg:y2="10.291cm">
            <text:p/>
          </draw:line>
          <draw:line draw:style-name="gr9" draw:text-style-name="P1" draw:layer="layout" svg:x1="5.705cm" svg:y1="10.924cm" svg:x2="5.704cm" svg:y2="10.291cm">
            <text:p/>
          </draw:line>
          <draw:line draw:style-name="gr9" draw:text-style-name="P1" draw:layer="layout" svg:x1="5.456cm" svg:y1="11.156cm" svg:x2="5.704cm" svg:y2="10.923cm">
            <text:p/>
          </draw:line>
          <draw:line draw:style-name="gr9" draw:text-style-name="P1" draw:layer="layout" svg:x1="5.18cm" svg:y1="8.397cm" svg:x2="5.428cm" svg:y2="8.164cm">
            <text:p/>
          </draw:line>
          <draw:line draw:style-name="gr9" draw:text-style-name="P1" draw:layer="layout" svg:x1="5.428cm" svg:y1="8.164cm" svg:x2="5.953cm" svg:y2="8.164cm">
            <text:p/>
          </draw:line>
          <draw:line draw:style-name="gr9" draw:text-style-name="P1" draw:layer="layout" svg:x1="5.952cm" svg:y1="8.797cm" svg:x2="5.951cm" svg:y2="8.164cm">
            <text:p/>
          </draw:line>
          <draw:line draw:style-name="gr9" draw:text-style-name="P1" draw:layer="layout" svg:x1="5.703cm" svg:y1="8.397cm" svg:x2="5.951cm" svg:y2="8.164cm">
            <text:p/>
          </draw:line>
          <draw:line draw:style-name="gr9" draw:text-style-name="P1" draw:layer="layout" svg:x1="5.703cm" svg:y1="9.028cm" svg:x2="5.951cm" svg:y2="8.795cm">
            <text:p/>
          </draw:line>
          <draw:line draw:style-name="gr9" draw:text-style-name="P1" draw:layer="layout" svg:x1="4.657cm" svg:y1="8.397cm" svg:x2="4.905cm" svg:y2="8.164cm">
            <text:p/>
          </draw:line>
          <draw:line draw:style-name="gr9" draw:text-style-name="P1" draw:layer="layout" svg:x1="4.905cm" svg:y1="8.164cm" svg:x2="5.43cm" svg:y2="8.164cm">
            <text:p/>
          </draw:line>
          <draw:line draw:style-name="gr9" draw:text-style-name="P1" draw:layer="layout" svg:x1="4.134cm" svg:y1="8.397cm" svg:x2="4.382cm" svg:y2="8.164cm">
            <text:p/>
          </draw:line>
          <draw:line draw:style-name="gr9" draw:text-style-name="P1" draw:layer="layout" svg:x1="4.382cm" svg:y1="8.164cm" svg:x2="4.907cm" svg:y2="8.164cm">
            <text:p/>
          </draw:line>
          <draw:line draw:style-name="gr9" draw:text-style-name="P1" draw:layer="layout" svg:x1="5.953cm" svg:y1="9.428cm" svg:x2="5.952cm" svg:y2="8.795cm">
            <text:p/>
          </draw:line>
          <draw:line draw:style-name="gr9" draw:text-style-name="P1" draw:layer="layout" svg:x1="5.703cm" svg:y1="9.66cm" svg:x2="5.951cm" svg:y2="9.427cm">
            <text:p/>
          </draw:line>
          <draw:line draw:style-name="gr9" draw:text-style-name="P1" draw:layer="layout" svg:x1="5.953cm" svg:y1="10.06cm" svg:x2="5.952cm" svg:y2="9.427cm">
            <text:p/>
          </draw:line>
          <draw:line draw:style-name="gr9" draw:text-style-name="P1" draw:layer="layout" svg:x1="5.704cm" svg:y1="10.292cm" svg:x2="5.952cm" svg:y2="10.059cm">
            <text:p/>
          </draw:line>
          <draw:line draw:style-name="gr9" draw:text-style-name="P1" draw:layer="layout" svg:x1="5.953cm" svg:y1="10.692cm" svg:x2="5.952cm" svg:y2="10.059cm">
            <text:p/>
          </draw:line>
          <draw:line draw:style-name="gr9" draw:text-style-name="P1" draw:layer="layout" svg:x1="5.704cm" svg:y1="10.923cm" svg:x2="5.952cm" svg:y2="10.69cm">
            <text:p/>
          </draw:line>
          <draw:line draw:style-name="gr9" draw:text-style-name="P1" draw:layer="layout" svg:x1="5.428cm" svg:y1="8.164cm" svg:x2="5.676cm" svg:y2="7.931cm">
            <text:p/>
          </draw:line>
          <draw:line draw:style-name="gr9" draw:text-style-name="P1" draw:layer="layout" svg:x1="5.676cm" svg:y1="7.931cm" svg:x2="6.201cm" svg:y2="7.931cm">
            <text:p/>
          </draw:line>
          <draw:line draw:style-name="gr9" draw:text-style-name="P1" draw:layer="layout" svg:x1="6.2cm" svg:y1="8.564cm" svg:x2="6.199cm" svg:y2="7.931cm">
            <text:p/>
          </draw:line>
          <draw:line draw:style-name="gr9" draw:text-style-name="P1" draw:layer="layout" svg:x1="5.951cm" svg:y1="8.164cm" svg:x2="6.199cm" svg:y2="7.931cm">
            <text:p/>
          </draw:line>
          <draw:line draw:style-name="gr9" draw:text-style-name="P1" draw:layer="layout" svg:x1="5.951cm" svg:y1="8.796cm" svg:x2="6.199cm" svg:y2="8.563cm">
            <text:p/>
          </draw:line>
          <draw:line draw:style-name="gr9" draw:text-style-name="P1" draw:layer="layout" svg:x1="4.905cm" svg:y1="8.164cm" svg:x2="5.153cm" svg:y2="7.931cm">
            <text:p/>
          </draw:line>
          <draw:line draw:style-name="gr9" draw:text-style-name="P1" draw:layer="layout" svg:x1="5.153cm" svg:y1="7.931cm" svg:x2="5.678cm" svg:y2="7.931cm">
            <text:p/>
          </draw:line>
          <draw:line draw:style-name="gr9" draw:text-style-name="P1" draw:layer="layout" svg:x1="4.382cm" svg:y1="8.164cm" svg:x2="4.63cm" svg:y2="7.931cm">
            <text:p/>
          </draw:line>
          <draw:line draw:style-name="gr9" draw:text-style-name="P1" draw:layer="layout" svg:x1="4.63cm" svg:y1="7.931cm" svg:x2="5.155cm" svg:y2="7.931cm">
            <text:p/>
          </draw:line>
          <draw:line draw:style-name="gr9" draw:text-style-name="P1" draw:layer="layout" svg:x1="6.2cm" svg:y1="9.196cm" svg:x2="6.199cm" svg:y2="8.563cm">
            <text:p/>
          </draw:line>
          <draw:line draw:style-name="gr9" draw:text-style-name="P1" draw:layer="layout" svg:x1="5.951cm" svg:y1="9.427cm" svg:x2="6.199cm" svg:y2="9.194cm">
            <text:p/>
          </draw:line>
          <draw:line draw:style-name="gr9" draw:text-style-name="P1" draw:layer="layout" svg:x1="6.201cm" svg:y1="9.827cm" svg:x2="6.2cm" svg:y2="9.194cm">
            <text:p/>
          </draw:line>
          <draw:line draw:style-name="gr9" draw:text-style-name="P1" draw:layer="layout" svg:x1="5.952cm" svg:y1="10.059cm" svg:x2="6.2cm" svg:y2="9.826cm">
            <text:p/>
          </draw:line>
          <draw:line draw:style-name="gr9" draw:text-style-name="P1" draw:layer="layout" svg:x1="6.201cm" svg:y1="10.459cm" svg:x2="6.2cm" svg:y2="9.826cm">
            <text:p/>
          </draw:line>
          <draw:line draw:style-name="gr9" draw:text-style-name="P1" draw:layer="layout" svg:x1="5.952cm" svg:y1="10.691cm" svg:x2="6.2cm" svg:y2="10.458cm">
            <text:p/>
          </draw:line>
        </draw:g>
        <draw:custom-shape draw:style-name="gr1" draw:text-style-name="P2" draw:layer="layout" svg:width="1.905cm" svg:height="1.27cm" svg:x="21.695cm" svg:y="14.33cm">
          <text:p text:style-name="P1"><text:span text:style-name="T1">loa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22.719cm" svg:y1="14.33cm" svg:x2="23.47cm" svg:y2="13.24cm">
          <text:p/>
        </draw:line>
        <draw:line draw:style-name="gr4" draw:text-style-name="P1" draw:layer="layout" svg:x1="4.147cm" svg:y1="12.841cm" svg:x2="4.581cm" svg:y2="14.33cm">
          <text:p/>
        </draw:line>
        <draw:line draw:style-name="gr8" draw:text-style-name="P1" draw:layer="layout" svg:x1="6.962cm" svg:y1="18.675cm" svg:x2="13.047cm" svg:y2="2.165cm">
          <text:p/>
        </draw:line>
        <draw:frame draw:style-name="gr11" draw:layer="layout" svg:width="6.887cm" svg:height="1.673cm" svg:x="16.038cm" svg:y="3.158cm">
          <draw:text-box>
            <text:p>inside another </text:p>
            <text:p>SciDB installati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2-06-12T15:52:25</meta:creation-date>
    <dc:date>2012-06-19T18:33:33</dc:date>
    <meta:editing-duration>PT40H05M18S</meta:editing-duration>
    <meta:editing-cycles>11</meta:editing-cycles>
    <meta:generator>OpenOffice.org/3.2$Unix OpenOffice.org_project/320m19$Build-9505</meta:generator>
    <meta:document-statistic meta:object-count="195"/>
  </office:meta>
</office:document-meta>
</file>